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alida" table:style-name="ta1">
        <table:shapes>
          <draw:frame draw:z-index="0" draw:style-name="gr1" draw:text-style-name="P1" svg:width="159.96mm" svg:height="90.05mm" svg:x="101.59mm" svg:y="59.23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13.78mm" svg:height="200.88mm" svg:x="45.13mm" svg:y="32.14mm">
            <draw:object draw:notify-on-update-of-ranges="salida.A723:salida.A12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2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1">00/00/0000</text:date>, <text:time style:data-style-name="N2" text:time-value="09:56:14.0106114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31T09:57:08.392880484</dc:date>
    <meta:editing-duration>PT6M39S</meta:editing-duration>
    <meta:editing-cycles>2</meta:editing-cycles>
    <meta:generator>LibreOffice/6.0.4.1$Linux_X86_64 LibreOffice_project/00m0$Build-1</meta:generator>
    <meta:document-statistic meta:table-count="1" meta:cell-count="68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line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1$Linux_X86_64 LibreOffice_project/0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1.379cm" svg:height="20.089cm" xlink:href=".." xlink:type="simple" chart:class="chart:line" chart:style-name="ch1">
        <chart:legend chart:legend-position="end" svg:x="38.527cm" svg:y="9.784cm" style:legend-expansion="high" chart:style-name="ch2"/>
        <chart:plot-area chart:style-name="ch3" table:cell-range-address="salida.A723:salida.A1200" svg:x="0.827cm" svg:y="0.401cm" svg:width="36.873cm" svg:height="19.287cm">
          <chartooo:coordinate-region svg:x="1.634cm" svg:y="0.544cm" svg:width="36.066cm" svg:height="18.2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alida.A723:salida.A1200" chart:class="chart:line">
            <chart:data-point chart:repeated="47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8">
                <text:p>148</text:p>
                <draw:g>
                  <svg:desc>salida.A723:salida.A1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28">
                <text:p>1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1$Linux_X86_64 LibreOffice_project/0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